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6.56pt"/>
    </style:style>
    <style:style style:name="co5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JA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Numbers in fil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dditional threads ti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numbers</text:p>
          </table:table-cell>
          <table:table-cell office:value-type="float" office:value="1000" calcext:value-type="float">
            <text:p>1000</text:p>
          </table:table-cell>
          <table:table-cell office:value-type="float" office:value="50104" calcext:value-type="float">
            <text:p>50104</text:p>
          </table:table-cell>
          <table:table-cell office:value-type="float" office:value="2174418" calcext:value-type="float">
            <text:p>2174418</text:p>
          </table:table-cell>
          <table:table-cell office:value-type="float" office:value="1205019" calcext:value-type="float">
            <text:p>1205019</text:p>
          </table:table-cell>
          <table:table-cell office:value-type="float" office:value="596380" calcext:value-type="float">
            <text:p>596380</text:p>
          </table:table-cell>
          <table:table-cell office:value-type="float" office:value="582288" calcext:value-type="float">
            <text:p>582288</text:p>
          </table:table-cell>
          <table:table-cell office:value-type="float" office:value="675719" calcext:value-type="float">
            <text:p>675719</text:p>
          </table:table-cell>
        </table:table-row>
        <table:table-row table:style-name="ro1">
          <table:table-cell office:value-type="string" calcext:value-type="string">
            <text:p>10000numbers</text:p>
          </table:table-cell>
          <table:table-cell office:value-type="float" office:value="10000" calcext:value-type="float">
            <text:p>10000</text:p>
          </table:table-cell>
          <table:table-cell office:value-type="float" office:value="506090" calcext:value-type="float">
            <text:p>506090</text:p>
          </table:table-cell>
          <table:table-cell office:value-type="float" office:value="434890" calcext:value-type="float">
            <text:p>434890</text:p>
          </table:table-cell>
          <table:table-cell office:value-type="float" office:value="599908" calcext:value-type="float">
            <text:p>599908</text:p>
          </table:table-cell>
          <table:table-cell office:value-type="float" office:value="715216" calcext:value-type="float">
            <text:p>715216</text:p>
          </table:table-cell>
          <table:table-cell office:value-type="float" office:value="762079" calcext:value-type="float">
            <text:p>762079</text:p>
          </table:table-cell>
          <table:table-cell office:value-type="float" office:value="781981" calcext:value-type="float">
            <text:p>781981</text:p>
          </table:table-cell>
        </table:table-row>
        <table:table-row table:style-name="ro1">
          <table:table-cell office:value-type="string" calcext:value-type="string">
            <text:p>100000numbers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59169" calcext:value-type="float">
            <text:p>5059169</text:p>
          </table:table-cell>
          <table:table-cell office:value-type="float" office:value="1417938" calcext:value-type="float">
            <text:p>1417938</text:p>
          </table:table-cell>
          <table:table-cell office:value-type="float" office:value="1467551" calcext:value-type="float">
            <text:p>1467551</text:p>
          </table:table-cell>
          <table:table-cell office:value-type="float" office:value="1444832" calcext:value-type="float">
            <text:p>1444832</text:p>
          </table:table-cell>
          <table:table-cell office:value-type="float" office:value="1380360" calcext:value-type="float">
            <text:p>1380360</text:p>
          </table:table-cell>
          <table:table-cell office:value-type="float" office:value="1562297" calcext:value-type="float">
            <text:p>1562297</text:p>
          </table:table-cell>
        </table:table-row>
        <table:table-row table:style-name="ro1">
          <table:table-cell office:value-type="string" calcext:value-type="string">
            <text:p>1000000numbers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473230" calcext:value-type="float">
            <text:p>50473230</text:p>
          </table:table-cell>
          <table:table-cell office:value-type="float" office:value="3466571" calcext:value-type="float">
            <text:p>3466571</text:p>
          </table:table-cell>
          <table:table-cell office:value-type="float" office:value="5132601" calcext:value-type="float">
            <text:p>5132601</text:p>
          </table:table-cell>
          <table:table-cell office:value-type="float" office:value="6629952" calcext:value-type="float">
            <text:p>6629952</text:p>
          </table:table-cell>
          <table:table-cell office:value-type="float" office:value="8630758" calcext:value-type="float">
            <text:p>8630758</text:p>
          </table:table-cell>
          <table:table-cell office:value-type="float" office:value="4348745" calcext:value-type="float">
            <text:p>4348745</text:p>
          </table:table-cell>
        </table:table-row>
        <table:table-row table:style-name="ro1">
          <table:table-cell office:value-type="string" calcext:value-type="string">
            <text:p>10000000numbers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5053538" calcext:value-type="float">
            <text:p>505053538</text:p>
          </table:table-cell>
          <table:table-cell office:value-type="float" office:value="7701588" calcext:value-type="float">
            <text:p>7701588</text:p>
          </table:table-cell>
          <table:table-cell office:value-type="float" office:value="7674256" calcext:value-type="float">
            <text:p>7674256</text:p>
          </table:table-cell>
          <table:table-cell office:value-type="float" office:value="6509108" calcext:value-type="float">
            <text:p>6509108</text:p>
          </table:table-cell>
          <table:table-cell office:value-type="float" office:value="6345771" calcext:value-type="float">
            <text:p>6345771</text:p>
          </table:table-cell>
          <table:table-cell office:value-type="float" office:value="6403548" calcext:value-type="float">
            <text:p>6403548</text:p>
          </table:table-cell>
        </table:table-row>
        <table:table-row table:style-name="ro1">
          <table:table-cell office:value-type="string" calcext:value-type="string">
            <text:p>100000000numbers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50391777" calcext:value-type="float">
            <text:p>5050391777</text:p>
          </table:table-cell>
          <table:table-cell office:value-type="float" office:value="36393204" calcext:value-type="float">
            <text:p>36393204</text:p>
          </table:table-cell>
          <table:table-cell office:value-type="float" office:value="28347675" calcext:value-type="float">
            <text:p>28347675</text:p>
          </table:table-cell>
          <table:table-cell office:value-type="float" office:value="23617227" calcext:value-type="float">
            <text:p>23617227</text:p>
          </table:table-cell>
          <table:table-cell office:value-type="float" office:value="25547900" calcext:value-type="float">
            <text:p>25547900</text:p>
          </table:table-cell>
          <table:table-cell office:value-type="float" office:value="33876825" calcext:value-type="float">
            <text:p>33876825</text:p>
          </table:table-cell>
        </table:table-row>
        <table:table-row table:style-name="ro1">
          <table:table-cell office:value-type="string" calcext:value-type="string">
            <text:p>1. ArraySum is faster compared to ThreadedArraySum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 the times get faster at first but then get slower as more threades are added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when T &gt; 1 but is kept at a minimal amount given the size of the file being read fro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. java’s hotspot technology is faster by 4740490 time units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Numbers in fil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number of threads ti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numbers</text:p>
          </table:table-cell>
          <table:table-cell office:value-type="float" office:value="1000" calcext:value-type="float">
            <text:p>1000</text:p>
          </table:table-cell>
          <table:table-cell office:value-type="float" office:value="50104" calcext:value-type="float">
            <text:p>50104</text:p>
          </table:table-cell>
          <table:table-cell table:style-name="ce1" office:value-type="float" office:value="0.000058" calcext:value-type="float">
            <text:p>0.000058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01451" calcext:value-type="float">
            <text:p>0.001451</text:p>
          </table:table-cell>
        </table:table-row>
        <table:table-row table:style-name="ro1">
          <table:table-cell office:value-type="string" calcext:value-type="string">
            <text:p>10000numbers</text:p>
          </table:table-cell>
          <table:table-cell office:value-type="float" office:value="10000" calcext:value-type="float">
            <text:p>10000</text:p>
          </table:table-cell>
          <table:table-cell office:value-type="float" office:value="506090" calcext:value-type="float">
            <text:p>506090</text:p>
          </table:table-cell>
          <table:table-cell table:style-name="ce1" office:value-type="float" office:value="0.000057" calcext:value-type="float">
            <text:p>0.000057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1263" calcext:value-type="float">
            <text:p>0.001263</text:p>
          </table:table-cell>
        </table:table-row>
        <table:table-row table:style-name="ro1">
          <table:table-cell office:value-type="string" calcext:value-type="string">
            <text:p>100000numbers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59169" calcext:value-type="float">
            <text:p>5059169</text:p>
          </table:table-cell>
          <table:table-cell office:value-type="float" office:value="0.001111" calcext:value-type="float">
            <text:p>0.001111</text:p>
          </table:table-cell>
          <table:table-cell table:style-name="ce1" office:value-type="float" office:value="0.000458" calcext:value-type="float">
            <text:p>0.000458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.001339" calcext:value-type="float">
            <text:p>0.001339</text:p>
          </table:table-cell>
        </table:table-row>
        <table:table-row table:style-name="ro1">
          <table:table-cell office:value-type="string" calcext:value-type="string">
            <text:p>1000000numbers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473230" calcext:value-type="float">
            <text:p>50473230</text:p>
          </table:table-cell>
          <table:table-cell office:value-type="float" office:value="0.005109" calcext:value-type="float">
            <text:p>0.005109</text:p>
          </table:table-cell>
          <table:table-cell office:value-type="float" office:value="0.002677" calcext:value-type="float">
            <text:p>0.002677</text:p>
          </table:table-cell>
          <table:table-cell office:value-type="float" office:value="0.001908" calcext:value-type="float">
            <text:p>0.001908</text:p>
          </table:table-cell>
          <table:table-cell table:style-name="ce1" office:value-type="float" office:value="0.001701" calcext:value-type="float">
            <text:p>0.001701</text:p>
          </table:table-cell>
          <table:table-cell office:value-type="float" office:value="0.002141" calcext:value-type="float">
            <text:p>0.002141</text:p>
          </table:table-cell>
        </table:table-row>
        <table:table-row table:style-name="ro1">
          <table:table-cell office:value-type="string" calcext:value-type="string">
            <text:p>10000000numbers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5053538" calcext:value-type="float">
            <text:p>505053538</text:p>
          </table:table-cell>
          <table:table-cell office:value-type="float" office:value="0.041108" calcext:value-type="float">
            <text:p>0.041108</text:p>
          </table:table-cell>
          <table:table-cell office:value-type="float" office:value="0.022236" calcext:value-type="float">
            <text:p>0.022236</text:p>
          </table:table-cell>
          <table:table-cell table:style-name="ce1" office:value-type="float" office:value="0.015436" calcext:value-type="float">
            <text:p>0.015436</text:p>
          </table:table-cell>
          <table:table-cell office:value-type="float" office:value="0.015872" calcext:value-type="float">
            <text:p>0.015872</text:p>
          </table:table-cell>
          <table:table-cell office:value-type="float" office:value="0.016545" calcext:value-type="float">
            <text:p>0.016545</text:p>
          </table:table-cell>
        </table:table-row>
        <table:table-row table:style-name="ro1">
          <table:table-cell office:value-type="string" calcext:value-type="string">
            <text:p>100000000numbers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50391777" calcext:value-type="float">
            <text:p>5050391777</text:p>
          </table:table-cell>
          <table:table-cell office:value-type="float" office:value="0.410363" calcext:value-type="float">
            <text:p>0.410363</text:p>
          </table:table-cell>
          <table:table-cell office:value-type="float" office:value="0.219362" calcext:value-type="float">
            <text:p>0.219362</text:p>
          </table:table-cell>
          <table:table-cell office:value-type="float" office:value="0.145646" calcext:value-type="float">
            <text:p>0.145646</text:p>
          </table:table-cell>
          <table:table-cell table:style-name="ce1" office:value-type="float" office:value="0.112748" calcext:value-type="float">
            <text:p>0.112748</text:p>
          </table:table-cell>
          <table:table-cell office:value-type="float" office:value="0.149945" calcext:value-type="float">
            <text:p>0.149945</text:p>
          </table:table-cell>
        </table:table-row>
        <table:table-row table:style-name="ro1">
          <table:table-cell office:value-type="string" calcext:value-type="string">
            <text:p>1. tasked_array_sum is faster with 1 thread than array_s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 the times are faster as more threads are added but there comes a point where, with respect to the amount of data to be processed,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ing another thread is inefficient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 the array must be at least 100000 elements long before two threads is proven beneficial, and 1000000 elements long befor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 threads are beneficial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.ada times are faster, because the JVM does not activate the JIT compiler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B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Numbers in fil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number of threads ti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numbers</text:p>
          </table:table-cell>
          <table:table-cell office:value-type="float" office:value="1000" calcext:value-type="float">
            <text:p>1000</text:p>
          </table:table-cell>
          <table:table-cell office:value-type="float" office:value="50104" calcext:value-type="float">
            <text:p>50104</text:p>
          </table:table-cell>
          <table:table-cell office:value-type="float" office:value="0.000046664" calcext:value-type="float">
            <text:p>0.000046664</text:p>
          </table:table-cell>
          <table:table-cell office:value-type="float" office:value="0.000105682" calcext:value-type="float">
            <text:p>0.000105682</text:p>
          </table:table-cell>
          <table:table-cell office:value-type="float" office:value="0.000248779" calcext:value-type="float">
            <text:p>0.000248779</text:p>
          </table:table-cell>
          <table:table-cell office:value-type="float" office:value="0.00078581" calcext:value-type="float">
            <text:p>0.00078581</text:p>
          </table:table-cell>
          <table:table-cell office:value-type="float" office:value="0.000605139" calcext:value-type="float">
            <text:p>0.000605139</text:p>
          </table:table-cell>
        </table:table-row>
        <table:table-row table:style-name="ro1">
          <table:table-cell office:value-type="string" calcext:value-type="string">
            <text:p>10000numbers</text:p>
          </table:table-cell>
          <table:table-cell office:value-type="float" office:value="10000" calcext:value-type="float">
            <text:p>10000</text:p>
          </table:table-cell>
          <table:table-cell office:value-type="float" office:value="506090" calcext:value-type="float">
            <text:p>506090</text:p>
          </table:table-cell>
          <table:table-cell office:value-type="float" office:value="0.000416268" calcext:value-type="float">
            <text:p>0.000416268</text:p>
          </table:table-cell>
          <table:table-cell office:value-type="float" office:value="0.000691703" calcext:value-type="float">
            <text:p>0.000691703</text:p>
          </table:table-cell>
          <table:table-cell office:value-type="float" office:value="0.000701403" calcext:value-type="float">
            <text:p>0.000701403</text:p>
          </table:table-cell>
          <table:table-cell office:value-type="float" office:value="0.000838907" calcext:value-type="float">
            <text:p>0.000838907</text:p>
          </table:table-cell>
          <table:table-cell office:value-type="float" office:value="0.000804054" calcext:value-type="float">
            <text:p>0.000804054</text:p>
          </table:table-cell>
        </table:table-row>
        <table:table-row table:style-name="ro1">
          <table:table-cell office:value-type="string" calcext:value-type="string">
            <text:p>100000numbers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59169" calcext:value-type="float">
            <text:p>5059169</text:p>
          </table:table-cell>
          <table:table-cell office:value-type="float" office:value="0.004278667" calcext:value-type="float">
            <text:p>0.004278667</text:p>
          </table:table-cell>
          <table:table-cell office:value-type="float" office:value="0.004343608" calcext:value-type="float">
            <text:p>0.004343608</text:p>
          </table:table-cell>
          <table:table-cell office:value-type="float" office:value="0.004348315" calcext:value-type="float">
            <text:p>0.004348315</text:p>
          </table:table-cell>
          <table:table-cell office:value-type="float" office:value="0.004722614" calcext:value-type="float">
            <text:p>0.004722614</text:p>
          </table:table-cell>
          <table:table-cell office:value-type="float" office:value="0.004739019" calcext:value-type="float">
            <text:p>0.004739019</text:p>
          </table:table-cell>
        </table:table-row>
        <table:table-row table:style-name="ro1">
          <table:table-cell office:value-type="string" calcext:value-type="string">
            <text:p>1000000numbers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473230" calcext:value-type="float">
            <text:p>50473230</text:p>
          </table:table-cell>
          <table:table-cell office:value-type="float" office:value="0.04239111" calcext:value-type="float">
            <text:p>0.04239111</text:p>
          </table:table-cell>
          <table:table-cell office:value-type="float" office:value="0.04376804" calcext:value-type="float">
            <text:p>0.04376804</text:p>
          </table:table-cell>
          <table:table-cell office:value-type="float" office:value="0.043311666" calcext:value-type="float">
            <text:p>0.043311666</text:p>
          </table:table-cell>
          <table:table-cell office:value-type="float" office:value="0.042263416" calcext:value-type="float">
            <text:p>0.042263416</text:p>
          </table:table-cell>
          <table:table-cell office:value-type="float" office:value="0.043212024" calcext:value-type="float">
            <text:p>0.043212024</text:p>
          </table:table-cell>
        </table:table-row>
        <table:table-row table:style-name="ro1">
          <table:table-cell office:value-type="string" calcext:value-type="string">
            <text:p>10000000numbers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5053538" calcext:value-type="float">
            <text:p>505053538</text:p>
          </table:table-cell>
          <table:table-cell office:value-type="float" office:value="0.437192844" calcext:value-type="float">
            <text:p>0.437192844</text:p>
          </table:table-cell>
          <table:table-cell office:value-type="float" office:value="0.416817659" calcext:value-type="float">
            <text:p>0.416817659</text:p>
          </table:table-cell>
          <table:table-cell office:value-type="float" office:value="0.416272701" calcext:value-type="float">
            <text:p>0.416272701</text:p>
          </table:table-cell>
          <table:table-cell office:value-type="float" office:value="0.414333536" calcext:value-type="float">
            <text:p>0.414333536</text:p>
          </table:table-cell>
          <table:table-cell office:value-type="float" office:value="0.415424124" calcext:value-type="float">
            <text:p>0.415424124</text:p>
          </table:table-cell>
        </table:table-row>
        <table:table-row table:style-name="ro1">
          <table:table-cell office:value-type="string" calcext:value-type="string">
            <text:p>100000000numbers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50391777" calcext:value-type="float">
            <text:p>5050391777</text:p>
          </table:table-cell>
          <table:table-cell office:value-type="float" office:value="4.366441178" calcext:value-type="float">
            <text:p>4.366441178</text:p>
          </table:table-cell>
          <table:table-cell office:value-type="float" office:value="4.170618686" calcext:value-type="float">
            <text:p>4.170618686</text:p>
          </table:table-cell>
          <table:table-cell office:value-type="float" office:value="4.180834809" calcext:value-type="float">
            <text:p>4.180834809</text:p>
          </table:table-cell>
          <table:table-cell office:value-type="float" office:value="4.160514846" calcext:value-type="float">
            <text:p>4.160514846</text:p>
          </table:table-cell>
          <table:table-cell office:value-type="float" office:value="4.22568733" calcext:value-type="float">
            <text:p>4.22568733</text:p>
          </table:table-cell>
        </table:table-row>
        <table:table-row table:style-name="ro1">
          <table:table-cell office:value-type="string" calcext:value-type="string">
            <text:p>1. ThreadedArraySum is faster compared to ArraySum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 the times do not get substantially faster as we use T &gt; 1 threa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 C++ times are generally faster than the ruby ti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. ruby’s multithreading capabilities are kind of “psuedo multithreading” and they don’t actually execute simultaneously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But the ruby interpreter just switches between threads so the overall computation time remains the same as if there was just one thread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scale-to="6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23:05:14.299285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14:03.573277152</meta:creation-date>
    <meta:generator>LibreOffice/5.1.6.2$Linux_X86_64 LibreOffice_project/10m0$Build-2</meta:generator>
    <dc:date>2018-04-30T23:56:28.800144703</dc:date>
    <meta:editing-duration>PT43M37S</meta:editing-duration>
    <meta:editing-cycles>11</meta:editing-cycles>
    <meta:document-statistic meta:table-count="1" meta:cell-count="190" meta:object-count="0"/>
  </office:meta>
</office:document-meta>
</file>